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616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rmos de Uso de Dados Cadastrais</text:p>
      <text:p text:style-name="Standard"/>
      <text:p text:style-name="Standard">Estes Termos de Uso de Dados Cadastrais ("Termos") regem o uso e a proteção dos dados cadastrais fornecidos por você ("Usuário") à nossa empresa ("Empresa"). Ao fornecer seus dados cadastrais, você concorda com estes Termos e com o uso dos seus dados de acordo com as diretrizes aqui estabelecidas. É importante ler atentamente estes Termos antes de prosseguir com o fornecimento dos seus dados cadastrais.</text:p>
      <text:p text:style-name="Standard"/>
      <text:p text:style-name="Standard">1. Coleta de Dados Cadastrais</text:p>
      <text:p text:style-name="Standard"/>
      <text:p text:style-name="Standard">1.1 Tipos de Dados Cadastrais: Os dados cadastrais coletados podem incluir, mas não se limitam a:</text:p>
      <text:p text:style-name="Standard"/>
      <text:p text:style-name="Standard">- Nome completo</text:p>
      <text:p text:style-name="Standard">- CPF (Cadastro de Pessoas Físicas)</text:p>
      <text:p text:style-name="Standard">- Endereço</text:p>
      <text:p text:style-name="Standard">- CEP (Código de Endereçamento Postal)</text:p>
      <text:p text:style-name="Standard"/>
      <text:p text:style-name="Standard">1.2 Finalidade da Coleta de Dados: Os dados cadastrais são coletados com a finalidade de:</text:p>
      <text:p text:style-name="Standard"/>
      <text:p text:style-name="Standard">- Identificar e autenticar o Usuário</text:p>
      <text:p text:style-name="Standard">- Cumprir obrigações legais e regulatórias</text:p>
      <text:p text:style-name="Standard">- Fornecer os serviços solicitados pelo Usuário</text:p>
      <text:p text:style-name="Standard">- Melhorar e personalizar a experiência do Usuário</text:p>
      <text:p text:style-name="Standard">- Enviar comunicações relacionadas aos serviços e atualizações</text:p>
      <text:p text:style-name="Standard"/>
      <text:p text:style-name="Standard">1.3 Base Legal: A coleta dos dados cadastrais é realizada com base em uma ou mais das seguintes bases legais:</text:p>
      <text:p text:style-name="Standard"/>
      <text:p text:style-name="Standard">- Consentimento do Usuário</text:p>
      <text:p text:style-name="Standard">- Cumprimento de obrigações contratuais</text:p>
      <text:p text:style-name="Standard">- Cumprimento de obrigações legais</text:p>
      <text:p text:style-name="Standard">- Interesse legítimo da Empresa</text:p>
      <text:p text:style-name="Standard"/>
      <text:p text:style-name="Standard">1.4 Consentimento do Usuário: Ao fornecer seus dados cadastrais, o Usuário declara que leu, entendeu e concorda com estes Termos, bem como com a coleta e o uso dos seus dados cadastrais de acordo com as finalidades aqui estabelecidas.</text:p>
      <text:p text:style-name="Standard"/>
      <text:p text:style-name="Standard">2. Uso dos Dados Cadastrais</text:p>
      <text:p text:style-name="Standard"/>
      <text:p text:style-name="Standard">2.1 Acesso e Armazenamento dos Dados: A Empresa se compromete a adotar medidas razoáveis para proteger e manter a confidencialidade dos dados cadastrais fornecidos pelo Usuário. Os dados serão armazenados de forma segura e acessíveis apenas a colaboradores autorizados que necessitem acessá-los para cumprir as finalidades estabelecidas nestes Termos.</text:p>
      <text:p text:style-name="Standard"/>
      <text:p text:style-name="Standard">2.2 Segurança e Confidencialidade dos Dados: A Empresa implementará medidas técnicas e organizacionais adequadas para proteger os dados cadastrais contra acesso não autorizado, divulgação ou qualquer forma de processamento inadequado.</text:p>
      <text:p text:style-name="Standard"/>
      <text:p text:style-name="Standard">2.3 Compartilhamento com Terceiros: A Empresa poderá compartilhar os dados cadastrais com terceiros apenas nas seguintes situações:</text:p>
      <text:p text:style-name="Standard"/>
      <text:p text:style-name="Standard">- Quando necessário para fornecer os serviços solicitados pelo Usuário</text:p>
      <text:p text:style-name="Standard"><text:soft-page-break/>- Para cumprir obrigações legais e regulatórias</text:p>
      <text:p text:style-name="Standard">- Com o consentimento expresso do Usuário</text:p>
      <text:p text:style-name="Standard"/>
      <text:p text:style-name="Standard">2.4 Retenção dos Dados: Os dados cadastrais serão mantidos pelo tempo necessário para cumprir as finalidades estabelecidas nestes Termos, a menos que haja uma obrigação legal ou regulatória que exija sua retenção por um período maior.</text:p>
      <text:p text:style-name="Standard"/>
      <text:p text:style-name="Standard">3. Direitos do Usuário</text:p>
      <text:p text:style-name="Standard"/>
      <text:p text:style-name="Standard">3.1 Acesso aos Dados Pessoais: O Usuário tem o direito de solicitar o acesso aos seus dados cadastrais, bem como obter informações sobre</text:p>
      <text:p text:style-name="Standard"/>
      <text:p text:style-name="Standard"><text:s/>como esses dados são processados.</text:p>
      <text:p text:style-name="Standard"/>
      <text:p text:style-name="Standard">3.2 Retificação e Exclusão dos Dados Pessoais: O Usuário tem o direito de solicitar a retificação de dados cadastrais imprecisos ou incompletos, bem como solicitar a exclusão dos dados em determinadas circunstâncias.</text:p>
      <text:p text:style-name="Standard"/>
      <text:p text:style-name="Standard">3.3 Revogação do Consentimento: O Usuário pode, a qualquer momento, revogar seu consentimento para o uso dos seus dados cadastrais, mediante solicitação por escrito à Empresa. No entanto, a revogação do consentimento pode impedir o fornecimento de determinados serviços.</text:p>
      <text:p text:style-name="Standard"/>
      <text:p text:style-name="Standard">4. Disposições Gerais</text:p>
      <text:p text:style-name="Standard"/>
      <text:p text:style-name="Standard">4.1 Cookies e Tecnologias Similares: A Empresa poderá utilizar cookies e tecnologias similares para coletar informações adicionais sobre o Usuário e melhorar sua experiência. O uso de cookies está sujeito à Política de Cookies da Empresa.</text:p>
      <text:p text:style-name="Standard"/>
      <text:p text:style-name="Standard">4.2 Segurança da Informação: A Empresa envidará esforços para implementar medidas de segurança adequadas para proteger os dados cadastrais, mas não pode garantir a segurança absoluta da transmissão ou armazenamento dos dados.</text:p>
      <text:p text:style-name="Standard"/>
      <text:p text:style-name="Standard">4.3 Links para Sites de Terceiros: Os sites da Empresa podem conter links para sites de terceiros. Esta Política de Privacidade não se aplica a esses sites, portanto, recomenda-se que o Usuário consulte as políticas de privacidade desses sites.</text:p>
      <text:p text:style-name="Standard"/>
      <text:p text:style-name="Standard">4.4 Alterações nos Termos: A Empresa reserva-se o direito de modificar estes Termos a qualquer momento. As alterações entrarão em vigor a partir da publicação dos novos Termos de Uso de Dados Cadastrais em nosso site. Recomenda-se que o Usuário revise periodicamente esses Termos.</text:p>
      <text:p text:style-name="Standard"/>
      <text:p text:style-name="Standard">5. Contato</text:p>
      <text:p text:style-name="Standard"/>
      <text:p text:style-name="Standard">Em caso de dúvidas, sugestões ou solicitações relacionadas a estes Termos, entre em contato conosco por meio dos canais de contato disponíveis em nosso site.</text:p>
      <text:p text:style-name="Standard"/>
      <text:p text:style-name="Standard">Estes Termos de Uso de Dados Cadastrais foram atualizados pela última vez em <text:span text:style-name="T1">24/05/2023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4T21:58:02.518000000</meta:creation-date>
    <dc:date>2023-05-24T21:58:54.013000000</dc:date>
    <meta:editing-duration>PT52S</meta:editing-duration>
    <meta:editing-cycles>1</meta:editing-cycles>
    <meta:document-statistic meta:table-count="0" meta:image-count="0" meta:object-count="0" meta:page-count="2" meta:paragraph-count="41" meta:word-count="696" meta:character-count="4538" meta:non-whitespace-character-count="3882"/>
    <meta:generator>LibreOffice/7.5.0.3$Windows_X86_64 LibreOffice_project/c21113d003cd3efa8c53188764377a8272d9d6de</meta:generator>
  </office:meta>
</office:document-meta>
</file>